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61cm" svg:height="8.218cm" svg:x="0.047cm" svg:y="1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1T15:27:45.638786679</dc:date>
    <meta:editing-duration>PT4M11S</meta:editing-duration>
    <meta:editing-cycles>23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11cm" svg:height="8.219cm" xlink:href="." xlink:type="simple" chart:class="chart:scatter" chart:style-name="ch1">
        <chart:plot-area chart:style-name="ch2" chart:data-source-has-labels="both" svg:x="0.292cm" svg:y="0.164cm" svg:width="14.027cm" svg:height="7.891cm">
          <chart:coordinate-region svg:x="0.834cm" svg:y="0.363cm" svg:width="13.391cm" svg:height="7.49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09">
                <text:p>1.4142135623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